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_20_concave" draw:marker-end-width="0.3cm" draw:fill="none" draw:textarea-vertical-align="middle"/>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_20_concave" draw:marker-end-width="0.3cm" draw:fill="none" draw:opacity="100%"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fo:min-height="0.25cm"/>
    </style:style>
    <style:style style:name="gr8" style:family="graphic" style:parent-style-name="standard">
      <style:graphic-properties draw:stroke="none" svg:stroke-color="#000000" draw:fill="none" draw:fill-color="#ffffff" fo:min-height="0.243cm"/>
    </style:style>
    <style:style style:name="gr9" style:family="graphic" style:parent-style-name="standard">
      <style:graphic-properties draw:stroke="none" svg:stroke-color="#000000" draw:fill="none" draw:fill-color="#ffffff" fo:min-height="0.485cm"/>
    </style:style>
    <style:style style:name="gr10" style:family="graphic" style:parent-style-name="standard">
      <style:graphic-properties draw:stroke="none" svg:stroke-color="#000000" draw:fill="none" draw:fill-color="#ffffff" fo:min-height="0.637cm"/>
    </style:style>
    <style:style style:name="gr11" style:family="graphic" style:parent-style-name="standard">
      <style:graphic-properties draw:stroke="none" svg:stroke-color="#000000" draw:fill="none" draw:fill-color="#ffffff" fo:min-height="0.337cm"/>
    </style:style>
    <style:style style:name="gr12" style:family="graphic" style:parent-style-name="standard">
      <style:graphic-properties draw:stroke="none" svg:stroke-color="#000000" draw:fill="none" draw:fill-color="#ffffff" fo:min-height="2.545cm"/>
    </style:style>
    <style:style style:name="gr13" style:family="graphic" style:parent-style-name="standard">
      <style:graphic-properties draw:stroke="none" svg:stroke-color="#000000" draw:fill="none" draw:fill-color="#ffffff" fo:min-height="0.955cm"/>
    </style:style>
    <style:style style:name="gr14" style:family="graphic" style:parent-style-name="standard">
      <style:graphic-properties draw:stroke="none" svg:stroke-color="#000000" draw:fill="none" draw:fill-color="#ffffff" fo:min-height="0.65cm"/>
    </style:style>
    <style:style style:name="gr15" style:family="graphic" style:parent-style-name="standard">
      <style:graphic-properties draw:stroke="none" svg:stroke-color="#000000" draw:fill="none" draw:fill-color="#ffffff" fo:min-height="1.05cm"/>
    </style:style>
    <style:style style:name="gr16" style:family="graphic" style:parent-style-name="standard">
      <style:graphic-properties draw:stroke="none" svg:stroke-color="#000000" draw:fill="none" draw:fill-color="#ffffff" fo:min-height="0.55cm"/>
    </style:style>
    <style:style style:name="gr17" style:family="graphic" style:parent-style-name="standard">
      <style:graphic-properties draw:stroke="none" svg:stroke-color="#000000" draw:fill="none" draw:fill-color="#ffffff" fo:min-height="0.75cm"/>
    </style:style>
    <style:style style:name="gr18" style:family="graphic" style:parent-style-name="standard">
      <style:graphic-properties draw:stroke="none" svg:stroke-color="#000000" draw:fill="none" draw:fill-color="#ffffff" fo:min-height="1.273cm"/>
    </style:style>
    <style:style style:name="gr19" style:family="graphic" style:parent-style-name="objectwithoutfill">
      <style:graphic-properties draw:marker-end="Symmetric_20_Arrow" draw:marker-end-width="0.3cm" draw:fill="none" draw:textarea-vertical-align="middle"/>
    </style:style>
    <style:style style:name="gr20" style:family="graphic" style:parent-style-name="standard">
      <style:graphic-properties draw:stroke="none" svg:stroke-color="#000000" draw:fill="none" draw:fill-color="#ffffff" fo:min-height="0.319cm"/>
    </style:style>
    <style:style style:name="gr21" style:family="graphic" style:parent-style-name="standard">
      <style:graphic-properties draw:stroke="none" svg:stroke-color="#000000" draw:fill="none" draw:fill-color="#ffffff" fo:min-height="1.591cm"/>
    </style:style>
    <style:style style:name="gr22" style:family="graphic" style:parent-style-name="standard">
      <style:graphic-properties draw:stroke="none" svg:stroke-color="#000000" draw:fill="none" draw:fill-color="#ffffff" fo:min-height="0.15cm"/>
    </style:style>
    <style:style style:name="gr23" style:family="graphic" style:parent-style-name="objectwithoutfill">
      <style:graphic-properties draw:marker-end="Rounded_20_short_20_Arrow" draw:marker-end-width="0.3cm" draw:fill="none" draw:textarea-vertical-align="middle"/>
    </style:style>
    <style:style style:name="gr24" style:family="graphic" style:parent-style-name="standard">
      <style:graphic-properties draw:textarea-horizontal-align="justify" draw:textarea-vertical-align="middle" draw:auto-grow-height="false" fo:min-height="0cm" fo:min-width="0cm"/>
    </style:style>
    <style:style style:name="gr25" style:family="graphic" style:parent-style-name="standard">
      <style:graphic-properties draw:marker-start="Symmetric_20_Arrow" draw:marker-start-width="0.3cm" draw:marker-end="Symmetric_20_Arrow" draw:marker-end-width="0.3cm" draw:textarea-vertical-align="middle"/>
    </style:style>
    <style:style style:name="gr26" style:family="graphic" style:parent-style-name="standard">
      <style:graphic-properties draw:fill-color="#99ff66" draw:textarea-vertical-align="middle"/>
    </style:style>
    <style:style style:name="gr27" style:family="graphic" style:parent-style-name="standard">
      <style:graphic-properties draw:fill-color="#ff3333" draw:textarea-vertical-align="middle"/>
    </style:style>
    <style:style style:name="gr28" style:family="graphic" style:parent-style-name="standard">
      <style:graphic-properties draw:textarea-horizontal-align="justify" draw:textarea-vertical-align="middle" draw:auto-grow-height="false" fo:min-height="0cm" fo:min-width="0cm"/>
    </style:style>
    <style:style style:name="gr29" style:family="graphic" style:parent-style-name="standard">
      <style:graphic-properties draw:stroke="none" svg:stroke-color="#000000" draw:fill="none" draw:fill-color="#ffffff" fo:min-height="0.45cm"/>
    </style:style>
    <style:style style:name="gr30" style:family="graphic" style:parent-style-name="standard">
      <style:graphic-properties draw:stroke="none" svg:stroke-color="#000000" draw:fill="none" draw:fill-color="#ffffff" fo:min-height="0.85cm"/>
    </style:style>
    <style:style style:name="gr31" style:family="graphic" style:parent-style-name="objectwithoutfill">
      <style:graphic-properties draw:stroke="dash" draw:stroke-dash="Ultrafine_20_Dashed" draw:marker-end="Symmetric_20_Arrow" draw:marker-end-width="0.3cm" draw:fill="none" draw:textarea-vertical-align="middle"/>
    </style:style>
    <style:style style:name="gr32" style:family="graphic" style:parent-style-name="standard">
      <style:graphic-properties draw:stroke="none" svg:stroke-color="#000000" draw:fill="none" draw:fill-color="#ffffff" fo:min-height="5.25cm"/>
    </style:style>
    <style:style style:name="gr33" style:family="graphic" style:parent-style-name="standard">
      <style:graphic-properties draw:textarea-horizontal-align="justify" draw:textarea-vertical-align="middle" draw:auto-grow-height="false" fo:min-height="2.65cm" fo:min-width="1.1cm"/>
    </style:style>
    <style:style style:name="gr34" style:family="graphic" style:parent-style-name="standard">
      <style:graphic-properties draw:textarea-horizontal-align="justify" draw:textarea-vertical-align="middle" draw:auto-grow-height="false" fo:min-height="0.388cm" fo:min-width="0.138cm"/>
    </style:style>
    <style:style style:name="gr35" style:family="graphic" style:parent-style-name="standard">
      <style:graphic-properties draw:textarea-horizontal-align="justify" draw:textarea-vertical-align="middle" draw:auto-grow-height="false" fo:min-height="0.75cm" fo:min-width="7.6cm"/>
    </style:style>
    <style:style style:name="gr36" style:family="graphic" style:parent-style-name="standard">
      <style:graphic-properties draw:textarea-horizontal-align="justify" draw:textarea-vertical-align="middle" draw:auto-grow-height="false" fo:min-height="2.65cm" fo:min-width="0.9cm"/>
    </style:style>
    <style:style style:name="gr37" style:family="graphic" style:parent-style-name="standard">
      <style:graphic-properties draw:textarea-horizontal-align="justify" draw:textarea-vertical-align="middle" draw:auto-grow-height="false" fo:min-height="1.563cm" fo:min-width="0.701cm"/>
    </style:style>
    <style:style style:name="gr38" style:family="graphic" style:parent-style-name="standard">
      <style:graphic-properties draw:textarea-horizontal-align="justify" draw:textarea-vertical-align="middle" draw:auto-grow-height="false" fo:min-height="3.65cm" fo:min-width="0.9cm"/>
    </style:style>
    <style:style style:name="gr39" style:family="graphic" style:parent-style-name="standard">
      <style:graphic-properties draw:textarea-horizontal-align="justify" draw:textarea-vertical-align="middle" draw:auto-grow-height="false" fo:min-height="5.75cm" fo:min-width="7.6cm"/>
    </style:style>
    <style:style style:name="gr40" style:family="graphic" style:parent-style-name="standard">
      <style:graphic-properties draw:textarea-horizontal-align="justify" draw:textarea-vertical-align="middle" draw:auto-grow-height="false" fo:min-height="5.15cm" fo:min-width="3.9cm"/>
    </style:style>
    <style:style style:name="gr41" style:family="graphic" style:parent-style-name="standard">
      <style:graphic-properties draw:textarea-horizontal-align="justify" draw:textarea-vertical-align="middle" draw:auto-grow-height="false" fo:min-height="0.75cm" fo:min-width="2.1cm"/>
    </style:style>
    <style:style style:name="gr42" style:family="graphic" style:parent-style-name="standard">
      <style:graphic-properties draw:textarea-horizontal-align="justify" draw:textarea-vertical-align="middle" draw:auto-grow-height="false" fo:min-height="0.55cm" fo:min-width="2.1cm"/>
    </style:style>
    <style:style style:name="gr43" style:family="graphic" style:parent-style-name="standard">
      <style:graphic-properties draw:stroke="none" svg:stroke-color="#000000" draw:fill="none" draw:fill-color="#ffffff" fo:min-height="1.95cm"/>
    </style:style>
    <style:style style:name="gr44" style:family="graphic" style:parent-style-name="standard">
      <style:graphic-properties draw:textarea-horizontal-align="justify" draw:textarea-vertical-align="middle" draw:auto-grow-height="false" fo:min-height="4.65cm" fo:min-width="2.7cm"/>
    </style:style>
    <style:style style:name="gr45" style:family="graphic" style:parent-style-name="standard">
      <style:graphic-properties draw:stroke="none" svg:stroke-color="#000000" draw:fill="none" draw:fill-color="#ffffff" fo:min-height="0.95cm"/>
    </style:style>
    <style:style style:name="gr46" style:family="graphic" style:parent-style-name="standard">
      <style:graphic-properties draw:textarea-horizontal-align="justify" draw:textarea-vertical-align="middle" draw:auto-grow-height="false" fo:min-height="2.05cm" fo:min-width="1.5cm"/>
    </style:style>
    <style:style style:name="gr47" style:family="graphic" style:parent-style-name="standard">
      <style:graphic-properties draw:textarea-horizontal-align="justify" draw:textarea-vertical-align="middle" draw:auto-grow-height="false" fo:min-height="0.35cm" fo:min-width="1.4cm"/>
    </style:style>
    <style:style style:name="gr48" style:family="graphic" style:parent-style-name="standard">
      <style:graphic-properties draw:textarea-horizontal-align="justify" draw:textarea-vertical-align="middle" draw:auto-grow-height="false" fo:min-height="0.174cm" fo:min-width="0cm"/>
    </style:style>
    <style:style style:name="gr49" style:family="graphic" style:parent-style-name="standard">
      <style:graphic-properties draw:textarea-horizontal-align="justify" draw:textarea-vertical-align="middle" draw:auto-grow-height="false" fo:min-height="0.85cm" fo:min-width="1.4cm"/>
    </style:style>
    <style:style style:name="P1" style:family="paragraph">
      <style:paragraph-properties fo:text-align="center"/>
    </style:style>
    <style:style style:name="P2" style:family="paragraph">
      <style:paragraph-properties fo:text-align="center"/>
      <style:text-properties fo:font-size="6pt" style:font-size-asian="6pt" style:font-size-complex="6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6pt" style:font-size-asian="6pt" style:font-size-complex="6pt"/>
    </style:style>
    <style:style style:name="P5" style:family="paragraph">
      <loext:graphic-properties draw:fill="none"/>
      <style:paragraph-properties fo:margin-left="0cm" fo:margin-right="0cm" fo:text-align="center" fo:text-indent="0cm"/>
    </style:style>
    <style:style style:name="P6" style:family="paragraph">
      <loext:graphic-properties draw:fill="none" draw:opacity="100%"/>
      <style:paragraph-properties fo:margin-left="0cm" fo:margin-right="0cm" fo:text-align="center" fo:text-indent="0cm"/>
    </style:style>
    <style:style style:name="P7" style:family="paragraph">
      <loext:graphic-properties draw:fill="none" draw:fill-color="#ffffff"/>
      <style:paragraph-properties fo:margin-left="0cm" fo:margin-right="0cm" fo:text-indent="0cm"/>
      <style:text-properties fo:font-size="6pt" style:font-size-asian="6pt" style:font-size-complex="6pt"/>
    </style:style>
    <style:style style:name="P8" style:family="paragraph">
      <style:paragraph-properties fo:text-align="center"/>
      <style:text-properties fo:font-size="8pt" style:font-size-asian="8pt" style:font-size-complex="8pt"/>
    </style:style>
    <style:style style:name="P9" style:family="paragraph">
      <loext:graphic-properties draw:fill="none" draw:fill-color="#ffffff"/>
      <style:text-properties fo:font-size="8pt" style:font-size-asian="18pt" style:font-size-complex="18pt"/>
    </style:style>
    <style:style style:name="P10" style:family="paragraph">
      <loext:graphic-properties draw:fill="none"/>
      <style:paragraph-properties fo:text-align="center"/>
      <style:text-properties fo:font-size="8pt" style:font-size-asian="18pt" style:font-size-complex="18pt"/>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style:paragraph-properties fo:text-align="center"/>
      <style:text-properties fo:font-size="8pt" style:font-size-asian="18pt" style:font-size-complex="18pt"/>
    </style:style>
    <style:style style:name="P14" style:family="paragraph">
      <loext:graphic-properties draw:fill="none" draw:fill-color="#ffffff"/>
      <style:paragraph-properties fo:margin-left="0cm" fo:margin-right="0cm" fo:text-indent="0cm"/>
      <style:text-properties fo:font-size="8pt" style:font-size-asian="8pt" style:font-size-complex="8pt"/>
    </style:style>
    <style:style style:name="P15" style:family="paragraph">
      <style:paragraph-properties fo:margin-left="0cm" fo:margin-right="0cm" fo:text-align="center" fo:text-indent="0cm"/>
      <style:text-properties fo:font-size="8pt" style:font-size-asian="8pt" style:font-size-complex="8pt"/>
    </style:style>
    <style:style style:name="P16" style:family="paragraph">
      <loext:graphic-properties draw:fill-color="#99ff66"/>
      <style:paragraph-properties fo:margin-left="0cm" fo:margin-right="0cm" fo:text-align="center" fo:text-indent="0cm"/>
      <style:text-properties fo:font-size="6pt" style:font-size-asian="6pt" style:font-size-complex="6pt"/>
    </style:style>
    <style:style style:name="P17" style:family="paragraph">
      <loext:graphic-properties draw:fill-color="#ff3333"/>
      <style:paragraph-properties fo:margin-left="0cm" fo:margin-right="0cm" fo:text-align="center" fo:text-indent="0cm"/>
      <style:text-properties fo:font-size="6pt" style:font-size-asian="6pt" style:font-size-complex="6pt"/>
    </style:style>
    <style:style style:name="P18" style:family="paragraph">
      <style:paragraph-properties fo:text-align="start"/>
    </style:style>
    <style:style style:name="T1" style:family="text">
      <style:text-properties fo:font-size="6pt" style:font-size-asian="6pt" style:font-size-complex="6pt"/>
    </style:style>
    <style:style style:name="T2" style:family="text">
      <style:text-properties fo:font-size="8pt" style:font-size-asian="8pt" style:font-size-complex="8pt"/>
    </style:style>
    <style:style style:name="T3" style:family="text">
      <style:text-properties fo:font-style="italic"/>
    </style:style>
    <style:style style:name="T4" style:family="text">
      <style:text-propertie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1.2cm" svg:height="0.6cm" svg:x="1.4cm" svg:y="1.3cm">
          <text:p text:style-name="P1"><text:span text:style-name="T1">web</text:span></text:p>
          <text:p text:style-name="P1"><text:span text:style-name="T1">browser</text:span></text:p>
        </draw:rect>
        <draw:rect draw:style-name="gr1" draw:text-style-name="P2" draw:layer="layout" svg:width="0.948cm" svg:height="0.6cm" svg:x="3.5cm" svg:y="1.3cm">
          <text:p text:style-name="P1"><text:span text:style-name="T1">wf</text:span></text:p>
          <text:p text:style-name="P1"><text:span text:style-name="T1">undertow</text:span></text:p>
        </draw:rect>
        <draw:rect draw:style-name="gr2" draw:text-style-name="P3" draw:layer="layout" svg:width="0.1cm" svg:height="7.6cm" svg:x="1.9cm" svg:y="1.9cm">
          <text:p/>
        </draw:rect>
        <draw:rect draw:style-name="gr2" draw:text-style-name="P3" draw:layer="layout" svg:width="0.1cm" svg:height="7.6cm" svg:x="3.9cm" svg:y="1.9cm">
          <text:p/>
        </draw:rect>
        <draw:rect draw:style-name="gr1" draw:text-style-name="P4" draw:layer="layout" svg:width="1cm" svg:height="0.5cm" svg:x="5cm" svg:y="1.7cm">
          <text:p text:style-name="P3"><text:span text:style-name="T1">view</text:span></text:p>
          <text:p text:style-name="P3"><text:span text:style-name="T1">controller</text:span></text:p>
        </draw:rect>
        <draw:line draw:style-name="gr3" draw:text-style-name="P5" draw:layer="layout" svg:x1="4.5cm" svg:y1="1.8cm" svg:x2="5.1cm" svg:y2="1.8cm">
          <text:p/>
        </draw:line>
        <draw:rect draw:style-name="gr2" draw:text-style-name="P3" draw:layer="layout" svg:width="0.1cm" svg:height="7.3cm" svg:x="5.4cm" svg:y="2.2cm">
          <text:p/>
        </draw:rect>
        <draw:rect draw:style-name="gr1" draw:text-style-name="P4" draw:layer="layout" svg:width="1.2cm" svg:height="0.7cm" svg:x="6.383cm" svg:y="2.1cm">
          <text:p text:style-name="P3"><text:span text:style-name="T1">TestServl</text:span><text:span text:style-name="T1">et</text:span></text:p>
        </draw:rect>
        <draw:line draw:style-name="gr4" draw:text-style-name="P5" draw:layer="layout" svg:x1="7cm" svg:y1="2.8cm" svg:x2="7cm" svg:y2="3.4cm">
          <text:p/>
        </draw:line>
        <draw:line draw:style-name="gr5" draw:text-style-name="P6" draw:layer="layout" svg:x1="6cm" svg:y1="2.2cm" svg:x2="6.5cm" svg:y2="2.2cm">
          <text:p/>
        </draw:line>
        <draw:line draw:style-name="gr6" draw:text-style-name="P5" draw:layer="layout" svg:x1="2cm" svg:y1="3.1cm" svg:x2="5.4cm" svg:y2="3.1cm">
          <text:p/>
        </draw:line>
        <draw:line draw:style-name="gr4" draw:text-style-name="P5" draw:layer="layout" svg:x1="7cm" svg:y1="3.3cm" svg:x2="7cm" svg:y2="4cm">
          <text:p/>
        </draw:line>
        <draw:line draw:style-name="gr6" draw:text-style-name="P5" draw:layer="layout" svg:x1="5.5cm" svg:y1="3.7cm" svg:x2="7cm" svg:y2="3.7cm">
          <text:p/>
        </draw:line>
        <draw:rect draw:style-name="gr1" draw:text-style-name="P4" draw:layer="layout" svg:width="2.4cm" svg:height="0.4cm" svg:x="6.7cm" svg:y="3.3cm">
          <text:p text:style-name="P3"><text:span text:style-name="T1">pool</text:span></text:p>
        </draw:rect>
        <draw:rect draw:style-name="gr1" draw:text-style-name="P4" draw:layer="layout" svg:width="0.3cm" svg:height="2.3cm" svg:x="6.9cm" svg:y="3.7cm">
          <text:p text:style-name="P3"><text:span text:style-name="T1">t</text:span></text:p>
          <text:p text:style-name="P3"><text:span text:style-name="T1">h</text:span></text:p>
          <text:p text:style-name="P3"><text:span text:style-name="T1">r</text:span></text:p>
          <text:p text:style-name="P3"><text:span text:style-name="T1">e</text:span></text:p>
          <text:p text:style-name="P3"><text:span text:style-name="T1">a</text:span></text:p>
          <text:p text:style-name="P3"><text:span text:style-name="T1">d</text:span></text:p>
          <text:p text:style-name="P3"><text:span text:style-name="T1">-</text:span></text:p>
          <text:p text:style-name="P3"><text:span text:style-name="T1">1</text:span></text:p>
        </draw:rect>
        <draw:line draw:style-name="gr6" draw:text-style-name="P5" draw:layer="layout" svg:x1="6.9cm" svg:y1="5.9cm" svg:x2="2cm" svg:y2="5.9cm">
          <text:p/>
        </draw:line>
        <draw:frame draw:style-name="gr7" draw:text-style-name="P7" draw:layer="layout" svg:width="1.4cm" svg:height="0.5cm" svg:x="8.2cm" svg:y="2.3cm">
          <draw:text-box>
            <text:p><text:span text:style-name="T1">service()</text:span></text:p>
          </draw:text-box>
        </draw:frame>
        <draw:line draw:style-name="gr6" draw:text-style-name="P5" draw:layer="layout" svg:x1="8.6cm" svg:y1="2.6cm" svg:x2="7.2cm" svg:y2="4.2cm">
          <text:p/>
        </draw:line>
        <draw:rect draw:style-name="gr1" draw:text-style-name="P4" draw:layer="layout" svg:width="0.3cm" svg:height="2.6cm" svg:x="7.5cm" svg:y="3.7cm">
          <text:p text:style-name="P3"><text:span text:style-name="T1">t</text:span></text:p>
          <text:p text:style-name="P3"><text:span text:style-name="T1">h</text:span></text:p>
          <text:p text:style-name="P3"><text:span text:style-name="T1">r</text:span></text:p>
          <text:p text:style-name="P3"><text:span text:style-name="T1">e</text:span></text:p>
          <text:p text:style-name="P3"><text:span text:style-name="T1">a</text:span></text:p>
          <text:p text:style-name="P3"><text:span text:style-name="T1">d</text:span></text:p>
          <text:p text:style-name="P3"><text:span text:style-name="T1">-</text:span></text:p>
          <text:p text:style-name="P3"><text:span text:style-name="T1">2</text:span></text:p>
        </draw:rect>
        <draw:rect draw:style-name="gr1" draw:text-style-name="P4" draw:layer="layout" svg:width="0.3cm" svg:height="3cm" svg:x="8cm" svg:y="3.7cm">
          <text:p text:style-name="P3"><text:span text:style-name="T1">t</text:span></text:p>
          <text:p text:style-name="P3"><text:span text:style-name="T1">h</text:span></text:p>
          <text:p text:style-name="P3"><text:span text:style-name="T1">r</text:span></text:p>
          <text:p text:style-name="P3"><text:span text:style-name="T1">e</text:span></text:p>
          <text:p text:style-name="P3"><text:span text:style-name="T1">a</text:span></text:p>
          <text:p text:style-name="P3"><text:span text:style-name="T1">d</text:span></text:p>
          <text:p text:style-name="P3"><text:span text:style-name="T1">-</text:span></text:p>
          <text:p text:style-name="P3"><text:span text:style-name="T1">3</text:span></text:p>
        </draw:rect>
        <draw:rect draw:style-name="gr1" draw:text-style-name="P4" draw:layer="layout" svg:width="0.3cm" svg:height="3.3cm" svg:x="8.6cm" svg:y="3.7cm">
          <text:p text:style-name="P3"><text:span text:style-name="T1">t</text:span></text:p>
          <text:p text:style-name="P3"><text:span text:style-name="T1">h</text:span></text:p>
          <text:p text:style-name="P3"><text:span text:style-name="T1">r</text:span></text:p>
          <text:p text:style-name="P3"><text:span text:style-name="T1">e</text:span></text:p>
          <text:p text:style-name="P3"><text:span text:style-name="T1">a</text:span></text:p>
          <text:p text:style-name="P3"><text:span text:style-name="T1">d</text:span></text:p>
          <text:p text:style-name="P3"><text:span text:style-name="T1">-</text:span></text:p>
          <text:p text:style-name="P3"><text:span text:style-name="T1">n</text:span></text:p>
        </draw:rect>
        <draw:frame draw:style-name="gr8" draw:text-style-name="P7" draw:layer="layout" svg:width="3cm" svg:height="0.493cm" svg:x="10.1cm" svg:y="1.8cm">
          <draw:text-box>
            <text:p><text:span text:style-name="T1">wf </text:span><text:span text:style-name="T1">creates </text:span><text:span text:style-name="T1">thread </text:span><text:span text:style-name="T1">pool</text:span></text:p>
          </draw:text-box>
        </draw:frame>
        <draw:line draw:style-name="gr6" draw:text-style-name="P5" draw:layer="layout" svg:x1="10.9cm" svg:y1="2.1cm" svg:x2="8.9cm" svg:y2="4.3cm">
          <text:p/>
        </draw:line>
        <draw:line draw:style-name="gr6" draw:text-style-name="P5" draw:layer="layout" svg:x1="10.7cm" svg:y1="2.2cm" svg:x2="8.3cm" svg:y2="4.7cm">
          <text:p/>
        </draw:line>
        <draw:line draw:style-name="gr6" draw:text-style-name="P5" draw:layer="layout" svg:x1="10.6cm" svg:y1="2.2cm" svg:x2="7.7cm" svg:y2="4.7cm">
          <text:p/>
        </draw:line>
        <draw:line draw:style-name="gr6" draw:text-style-name="P5" draw:layer="layout" svg:x1="10.5cm" svg:y1="2.2cm" svg:x2="7.2cm" svg:y2="4.5cm">
          <text:p/>
        </draw:line>
        <draw:ellipse draw:style-name="gr2" draw:text-style-name="P3" draw:layer="layout" svg:width="2.6cm" svg:height="2.7cm" svg:x="10.8cm" svg:y="3.8cm">
          <text:p/>
        </draw:ellipse>
        <draw:frame draw:style-name="gr9" draw:text-style-name="P7" draw:layer="layout" svg:width="1.9cm" svg:height="0.735cm" svg:x="11.5cm" svg:y="3.165cm">
          <draw:text-box>
            <text:p><text:span text:style-name="T1">session</text:span></text:p>
            <text:p><text:span text:style-name="T1">container</text:span></text:p>
          </draw:text-box>
        </draw:frame>
        <draw:circle draw:style-name="gr1" draw:text-style-name="P4" draw:layer="layout" svg:width="0.5cm" svg:height="0.5cm" svg:x="11.1cm" svg:y="4.6cm">
          <text:p text:style-name="P3"><text:span text:style-name="T1">id</text:span></text:p>
        </draw:circle>
        <draw:line draw:style-name="gr6" draw:text-style-name="P5" draw:layer="layout" svg:x1="7.2cm" svg:y1="4.9cm" svg:x2="11.2cm" svg:y2="4.9cm">
          <text:p/>
        </draw:line>
        <draw:frame draw:style-name="gr8" draw:text-style-name="P7" draw:layer="layout" svg:width="0.9cm" svg:height="0.493cm" svg:x="2.6cm" svg:y="5.507cm">
          <draw:text-box>
            <text:p><text:span text:style-name="T1">id</text:span></text:p>
          </draw:text-box>
        </draw:frame>
        <draw:rect draw:style-name="gr1" draw:text-style-name="P4" draw:layer="layout" svg:width="0.9cm" svg:height="0.3cm" svg:x="11.2cm" svg:y="5cm">
          <text:p text:style-name="P3"><text:span text:style-name="T1">counter</text:span></text:p>
        </draw:rect>
        <draw:frame draw:style-name="gr8" draw:text-style-name="P7" draw:layer="layout" svg:width="0.9cm" svg:height="0.493cm" svg:x="2.4cm" svg:y="2.7cm">
          <draw:text-box>
            <text:p><text:span text:style-name="T1">id</text:span></text:p>
          </draw:text-box>
        </draw:frame>
      </draw:page>
      <draw:page draw:name="page2" draw:style-name="dp1" draw:master-page-name="Default">
        <draw:rect draw:style-name="gr1" draw:text-style-name="P8" draw:layer="layout" svg:width="3cm" svg:height="0.5cm" svg:x="6cm" svg:y="0.6cm">
          <text:p text:style-name="P1"><text:span text:style-name="T2">JEE </text:span><text:span text:style-name="T2">Aplicati</text:span><text:span text:style-name="T2">ons</text:span></text:p>
        </draw:rect>
        <draw:frame draw:style-name="gr10" draw:text-style-name="P9" draw:layer="layout" svg:width="2.1cm" svg:height="0.887cm" svg:x="1.2cm" svg:y="1.6cm">
          <draw:text-box>
            <text:p>Web module</text:p>
          </draw:text-box>
        </draw:frame>
        <draw:frame draw:style-name="gr11" draw:text-style-name="P9" draw:layer="layout" svg:width="2.5cm" svg:height="0.587cm" svg:x="2cm" svg:y="2.113cm">
          <draw:text-box>
            <text:p>1 Development</text:p>
          </draw:text-box>
        </draw:frame>
        <draw:frame draw:style-name="gr12" draw:text-style-name="P9" draw:layer="layout" svg:width="4.2cm" svg:height="2.795cm" svg:x="3cm" svg:y="2.505cm">
          <draw:text-box>
            <text:p>- static content</text:p>
            <text:p><text:s text:c="2"/>*.html</text:p>
            <text:p><text:s text:c="2"/>*.js</text:p>
            <text:p><text:s text:c="2"/>*.jpg</text:p>
            <text:p><text:s text:c="2"/>*.xml</text:p>
            <text:p><text:s text:c="2"/>/WEB-INF/web.xml</text:p>
            <text:p><text:s text:c="12"/><text:s text:c="6"/>/jboss-web.xml(*)</text:p>
          </draw:text-box>
        </draw:frame>
        <draw:frame draw:style-name="gr13" draw:text-style-name="P9" draw:layer="layout" svg:width="2.9cm" svg:height="1.205cm" svg:x="3cm" svg:y="5.1cm">
          <draw:text-box>
            <text:p>- dynamic content</text:p>
            <text:p><text:s text:c="2"/>MVC</text:p>
            <text:p><text:s text:c="2"/>/*.java</text:p>
          </draw:text-box>
        </draw:frame>
        <draw:frame draw:style-name="gr14" draw:text-style-name="P9" draw:layer="layout" svg:width="2.8cm" svg:height="0.9cm" svg:x="2cm" svg:y="6.2cm">
          <draw:text-box>
            <text:p>2 Compile</text:p>
          </draw:text-box>
        </draw:frame>
        <draw:frame draw:style-name="gr15" draw:text-style-name="P9" draw:layer="layout" svg:width="4.4cm" svg:height="1.3cm" svg:x="3cm" svg:y="6.8cm">
          <draw:text-box>
            <text:p><text:s text:c="2"/>/WEB-INF/classes/*.class</text:p>
            <text:p><text:s text:c="12"/><text:s text:c="6"/>/lib/*.jar</text:p>
          </draw:text-box>
        </draw:frame>
        <draw:frame draw:style-name="gr15" draw:text-style-name="P9" draw:layer="layout" svg:width="5cm" svg:height="1.3cm" svg:x="2cm" svg:y="7.7cm">
          <draw:text-box>
            <text:p>3 Assembly</text:p>
          </draw:text-box>
        </draw:frame>
        <draw:frame draw:style-name="gr16" draw:text-style-name="P9" draw:layer="layout" svg:width="4cm" svg:height="0.8cm" svg:x="3cm" svg:y="8.3cm">
          <draw:text-box>
            <text:p>ViewController.war</text:p>
          </draw:text-box>
        </draw:frame>
        <draw:frame draw:style-name="gr16" draw:text-style-name="P9" draw:layer="layout" svg:width="3.2cm" svg:height="0.8cm" svg:x="7.027cm" svg:y="1.585cm">
          <draw:text-box>
            <text:p>EJB 3.x module</text:p>
          </draw:text-box>
        </draw:frame>
        <draw:frame draw:style-name="gr17" draw:text-style-name="P9" draw:layer="layout" svg:width="4.5cm" svg:height="1cm" svg:x="8cm" svg:y="2.2cm">
          <draw:text-box>
            <text:p>1 Development</text:p>
            <text:p><text:s text:c="3"/>.../src/*.java</text:p>
          </draw:text-box>
        </draw:frame>
        <draw:frame draw:style-name="gr17" draw:text-style-name="P9" draw:layer="layout" svg:width="4.2cm" svg:height="1cm" svg:x="8cm" svg:y="3.4cm">
          <draw:text-box>
            <text:p>2 Annotations</text:p>
          </draw:text-box>
        </draw:frame>
        <draw:frame draw:style-name="gr18" draw:text-style-name="P9" draw:layer="layout" svg:width="4.7cm" svg:height="1.523cm" svg:x="8cm" svg:y="4.5cm">
          <draw:text-box>
            <text:p>3 Compile</text:p>
            <text:p><text:s text:c="3"/>.../bin/*.class</text:p>
            <text:p><text:s text:c="3"/>META-INF/jboss-ejb-jar.xml(*)</text:p>
          </draw:text-box>
        </draw:frame>
        <draw:frame draw:style-name="gr13" draw:text-style-name="P9" draw:layer="layout" svg:width="4.7cm" svg:height="1.205cm" svg:x="8cm" svg:y="6cm">
          <draw:text-box>
            <text:p>4 Assembly</text:p>
            <text:p><text:s text:c="3"/></text:p>
            <text:p><text:s text:c="3"/>Model.jar</text:p>
          </draw:text-box>
        </draw:frame>
        <draw:path draw:style-name="gr4" draw:text-style-name="P10" draw:layer="layout" svg:width="3.972cm" svg:height="4.802cm" svg:x="3.25cm" svg:y="2.911cm" svg:viewBox="0 0 3973 4803" svg:d="M1966 143c-162-5-322-14-484-15s-312-35-469-46-309-73-468-60c-151 12-325-66-454 15-145 91-78 303-60 454 19 164 10 323 30 484 20 165-53 317-30 483 25 174-58 373 45 529 98 150 309 182 484 167 163-13 317 56 484 45 154-9 314-14 468 15 165 31 330 16 499 31 159 14 357-8 454 151 83 137 106 301 121 468 18 201-117 373-272 439-152 66-310 117-469 166-174 55-350 105-529 106-175 2-334 74-499 106-155 30-332 15-454 136-110 109-452 157-317 363 105 160 221 357 438 378 155 15 289 68 454 75 169 7 335 51 499 91 155 38 310 62 468 61 155-1 313-12 469 0 171 13 343 4 514 15 160 10 327-6 469-76 165-81 348-229 348-438 0-155 20-306 60-454 43-162 63-314 45-469-19-168 56-286 46-453-9-154-9-306 30-454 40-155 55-311 76-469 20-150 10-304-15-453-27-156-79-307-137-454-66-169-146-337-272-468-149-156-309-337-529-378-166-31-311-102-484-121-165-18-322-23-483-31l-167 46">
          <text:p/>
        </draw:path>
        <draw:line draw:style-name="gr19" draw:text-style-name="P10" draw:layer="layout" svg:x1="5cm" svg:y1="7.7cm" svg:x2="4.3cm" svg:y2="8.5cm">
          <text:p/>
        </draw:line>
        <draw:path draw:style-name="gr4" draw:text-style-name="P10" draw:layer="layout" svg:width="4.358cm" svg:height="1.124cm" svg:x="8.25cm" svg:y="4.626cm" svg:viewBox="0 0 4359 1125" svg:d="M1834 0c-63 152-190 338-393 318-151-15-301 36-453 30-156-6-314-8-469 0-175 9-368 69-469 227-93 147-61 423 136 453 160 25 322 35 484 46 167 12 332 25 499 30 155 5 311 1 469 15 149 13 303 2 453 0 161-3 321-16 484-15 176 1 335-52 514-30 159 19 323 2 484 0 151-1 318 55 454-15s322-68 332-318c10-244-223-304-378-348-163-47-320-113-484-151-169-39-311-122-499-121-159 1-310-73-468-90-157-17-313-12-469-16h-151-30z">
          <text:p/>
        </draw:path>
        <draw:line draw:style-name="gr19" draw:text-style-name="P10" draw:layer="layout" svg:x1="10.3cm" svg:y1="5.8cm" svg:x2="9.6cm" svg:y2="6.8cm">
          <text:p/>
        </draw:line>
        <draw:line draw:style-name="gr19" draw:text-style-name="P10" draw:layer="layout" svg:x1="7.1cm" svg:y1="1.1cm" svg:x2="3.1cm" svg:y2="1.9cm">
          <text:p/>
        </draw:line>
        <draw:line draw:style-name="gr19" draw:text-style-name="P10" draw:layer="layout" svg:x1="7.3cm" svg:y1="1.1cm" svg:x2="7.6cm" svg:y2="1.7cm">
          <text:p/>
        </draw:line>
        <draw:frame draw:style-name="gr20" draw:text-style-name="P9" draw:layer="layout" svg:width="0.8cm" svg:height="0.569cm" svg:x="2cm" svg:y="1.4cm">
          <draw:text-box>
            <text:p>*</text:p>
          </draw:text-box>
        </draw:frame>
        <draw:frame draw:style-name="gr20" draw:text-style-name="P9" draw:layer="layout" svg:width="1cm" svg:height="0.569cm" svg:x="7.7cm" svg:y="1.331cm">
          <draw:text-box>
            <text:p>*</text:p>
          </draw:text-box>
        </draw:frame>
        <draw:frame draw:style-name="gr20" draw:text-style-name="P9" draw:layer="layout" svg:width="4.3cm" svg:height="0.569cm" svg:x="6.8cm" svg:y="7.6cm">
          <draw:text-box>
            <text:p>Assembly</text:p>
          </draw:text-box>
        </draw:frame>
        <draw:line draw:style-name="gr4" draw:text-style-name="P10" draw:layer="layout" svg:x1="7.3cm" svg:y1="8.1cm" svg:x2="7.3cm" svg:y2="9.5cm">
          <text:p/>
        </draw:line>
        <draw:frame draw:style-name="gr21" draw:text-style-name="P9" draw:layer="layout" svg:width="4.8cm" svg:height="1.841cm" svg:x="7.3cm" svg:y="8cm">
          <draw:text-box>
            <text:p>Model.jar</text:p>
            <text:p>Viewcontroller.war</text:p>
            <text:p/>
            <text:p>/META-INF/application.xml</text:p>
          </draw:text-box>
        </draw:frame>
        <draw:line draw:style-name="gr19" draw:text-style-name="P10" draw:layer="layout" svg:x1="9.6cm" svg:y1="9.2cm" svg:x2="8.2cm" svg:y2="8.7cm">
          <text:p/>
        </draw:line>
        <draw:line draw:style-name="gr19" draw:text-style-name="P10" draw:layer="layout" svg:x1="10cm" svg:y1="9.1cm" svg:x2="8.8cm" svg:y2="8.3cm">
          <text:p/>
        </draw:line>
        <draw:frame draw:style-name="gr20" draw:text-style-name="P9" draw:layer="layout" svg:width="2.2cm" svg:height="0.569cm" svg:x="11.1cm" svg:y="7.6cm">
          <draw:text-box>
            <text:p>App1.ear</text:p>
          </draw:text-box>
        </draw:frame>
        <draw:line draw:style-name="gr19" draw:text-style-name="P10" draw:layer="layout" svg:x1="10.2cm" svg:y1="8cm" svg:x2="11.4cm" svg:y2="8cm">
          <text:p/>
        </draw:line>
        <draw:line draw:style-name="gr6" draw:text-style-name="P11" draw:layer="layout" svg:x1="9cm" svg:y1="1.1cm" svg:x2="11.7cm" svg:y2="1.7cm">
          <text:p/>
        </draw:line>
        <draw:frame draw:style-name="gr16" draw:text-style-name="P9" draw:layer="layout" svg:width="3.2cm" svg:height="0.8cm" svg:x="10.7cm" svg:y="1.7cm">
          <draw:text-box>
            <text:p>JPA module</text:p>
          </draw:text-box>
        </draw:frame>
        <draw:frame draw:style-name="gr14" draw:text-style-name="P12" draw:layer="layout" svg:width="4.2cm" svg:height="0.9cm" svg:x="10.5cm" svg:y="2.2cm">
          <draw:text-box>
            <text:p><text:span text:style-name="T3">/</text:span><text:span text:style-name="T3">META-</text:span><text:span text:style-name="T3">INF</text:span>/persistance.xml</text:p>
          </draw:text-box>
        </draw:frame>
        <draw:path draw:style-name="gr4" draw:text-style-name="P11" draw:layer="layout" svg:width="4.146cm" svg:height="1.524cm" svg:x="10.339cm" svg:y="1.836cm" svg:viewBox="0 0 4147 1525" svg:d="M2891 192c-352 146-728 88-1094 88-378 1-753 64-1129 71-297 5-803-3-635 494 171 506 819 640 1305 617 346-16 692 26 1041 36 406 12 856 90 1235-89 315-148 649-547 494-882-143-310-503-599-900-511l-265 53-123 123z">
          <text:p/>
        </draw:path>
        <draw:frame draw:style-name="gr14" draw:text-style-name="P12" draw:layer="layout" svg:width="2.8cm" svg:height="0.9cm" svg:x="11cm" svg:y="3.5cm">
          <draw:text-box>
            <text:p>ModelDB.jar</text:p>
          </draw:text-box>
        </draw:frame>
        <draw:line draw:style-name="gr19" draw:text-style-name="P11" draw:layer="layout" svg:x1="12.5cm" svg:y1="2.9cm" svg:x2="12cm" svg:y2="3.6cm">
          <text:p/>
        </draw:line>
        <draw:frame draw:style-name="gr22" draw:text-style-name="P12" draw:layer="layout" svg:width="4.3cm" svg:height="0.569cm" svg:x="7.3cm" svg:y="9.5cm">
          <draw:text-box>
            <text:p><text:span text:style-name="T3">lib</text:span>/ModelDB.jar</text:p>
          </draw:text-box>
        </draw:frame>
        <draw:path draw:style-name="gr4" draw:text-style-name="P11" draw:layer="layout" svg:width="3.035cm" svg:height="4.269cm" draw:transform="rotate (1.10426981773681) translate (6.48072859114638cm 9.56053961050932cm)" svg:viewBox="0 0 3036 4270" svg:d="M920 22c413-106 796 190 995 525 161 269 376 504 516 788 160 325 297 668 492 977 134 212 147 474 49 686-142 307-758 444-645 759 188 524-167 624-409 403-205-186-396-388-561-605-198-259-460-471-618-756-210-375-345-792-580-1150-246-375-224-914 186-1160 195-116 415-195 528-404l110-56z">
          <text:p/>
        </draw:path>
      </draw:page>
      <draw:page draw:name="page3" draw:style-name="dp1" draw:master-page-name="Default">
        <draw:rect draw:style-name="gr1" draw:text-style-name="P13" draw:layer="layout" svg:width="8.1cm" svg:height="1cm" svg:x="4cm" svg:y="8cm">
          <text:p text:style-name="P1"><text:span text:style-name="T4">JSE</text:span></text:p>
        </draw:rect>
        <draw:rect draw:style-name="gr1" draw:text-style-name="P13" draw:layer="layout" svg:width="8.1cm" svg:height="1cm" svg:x="4cm" svg:y="7cm">
          <text:p text:style-name="P1"><text:span text:style-name="T4">JEE </text:span><text:span text:style-name="T4">Wildfly</text:span></text:p>
        </draw:rect>
        <draw:rect draw:style-name="gr1" draw:text-style-name="P13" draw:layer="layout" svg:width="4cm" svg:height="4cm" svg:x="4cm" svg:y="3cm">
          <text:p text:style-name="P1"><text:span text:style-name="T4">Web</text:span></text:p>
          <text:p text:style-name="P1"><text:span text:style-name="T4">Servlet </text:span><text:span text:style-name="T4">Contai</text:span><text:span text:style-name="T4">ner</text:span></text:p>
        </draw:rect>
        <draw:ellipse draw:style-name="gr1" draw:text-style-name="P13" draw:layer="layout" svg:width="3cm" svg:height="1.1cm" svg:x="4.6cm" svg:y="5.5cm">
          <text:p text:style-name="P1"><text:span text:style-name="T4">TestVi</text:span><text:span text:style-name="T4">ewCon</text:span><text:span text:style-name="T4">troller</text:span></text:p>
        </draw:ellipse>
        <draw:rect draw:style-name="gr1" draw:text-style-name="P13" draw:layer="layout" svg:width="4.1cm" svg:height="4cm" svg:x="8cm" svg:y="3cm">
          <text:p text:style-name="P1"><text:span text:style-name="T4">EJB</text:span></text:p>
        </draw:rect>
        <draw:ellipse draw:style-name="gr1" draw:text-style-name="P13" draw:layer="layout" svg:width="3.1cm" svg:height="1cm" svg:x="8.5cm" svg:y="5.5cm">
          <text:p text:style-name="P1"><text:span text:style-name="T4">Model</text:span></text:p>
        </draw:ellipse>
        <draw:rect draw:style-name="gr1" draw:text-style-name="P13" draw:layer="layout" svg:width="8.1cm" svg:height="1cm" svg:x="4cm" svg:y="2cm">
          <text:p text:style-name="P1"><text:span text:style-name="T4">JNDI</text:span></text:p>
        </draw:rect>
      </draw:page>
      <draw:page draw:name="page4" draw:style-name="dp1" draw:master-page-name="Default">
        <draw:frame draw:style-name="gr16" draw:text-style-name="P7" draw:layer="layout" svg:width="4.8cm" svg:height="0.8cm" svg:x="5.9cm" svg:y="1cm">
          <draw:text-box>
            <text:p><text:span text:style-name="T1">JSF - </text:span><text:span text:style-name="T1">MVC2</text:span></text:p>
          </draw:text-box>
        </draw:frame>
        <draw:line draw:style-name="gr4" draw:text-style-name="P5" draw:layer="layout" svg:x1="5.5cm" svg:y1="1.5cm" svg:x2="8cm" svg:y2="1.5cm">
          <text:p/>
        </draw:line>
        <draw:rect draw:style-name="gr1" draw:text-style-name="P4" draw:layer="layout" svg:width="0.8cm" svg:height="0.4cm" svg:x="2cm" svg:y="2cm">
          <text:p text:style-name="P3"><text:span text:style-name="T1">client</text:span></text:p>
        </draw:rect>
        <draw:rect draw:style-name="gr2" draw:text-style-name="P3" draw:layer="layout" svg:width="0.1cm" svg:height="6.6cm" svg:x="2.3cm" svg:y="2.4cm">
          <text:p/>
        </draw:rect>
        <draw:rect draw:style-name="gr1" draw:text-style-name="P4" draw:layer="layout" svg:width="1.1cm" svg:height="2.6cm" svg:x="4cm" svg:y="2.7cm">
          <text:p text:style-name="P3"><text:span text:style-name="T1">Faces</text:span></text:p>
          <text:p text:style-name="P3"><text:span text:style-name="T1">Servlet</text:span></text:p>
        </draw:rect>
        <draw:line draw:style-name="gr6" draw:text-style-name="P5" draw:layer="layout" svg:x1="2.4cm" svg:y1="2.9cm" svg:x2="4cm" svg:y2="2.9cm">
          <text:p/>
        </draw:line>
        <draw:rect draw:style-name="gr1" draw:text-style-name="P4" draw:layer="layout" svg:width="9.7cm" svg:height="0.3cm" svg:x="4cm" svg:y="1.8cm">
          <text:p text:style-name="P3"><text:span text:style-name="T1">session - </text:span><text:span text:style-name="T1">model</text:span></text:p>
        </draw:rect>
        <draw:line draw:style-name="gr3" draw:text-style-name="P5" draw:layer="layout" svg:x1="4.6cm" svg:y1="2.7cm" svg:x2="4.6cm" svg:y2="2.1cm">
          <text:p/>
        </draw:line>
        <draw:rect draw:style-name="gr1" draw:text-style-name="P4" draw:layer="layout" svg:width="8.4cm" svg:height="0.3cm" svg:x="5.1cm" svg:y="2.2cm">
          <text:p text:style-name="P3"><text:span text:style-name="T1">FacesCo</text:span><text:span text:style-name="T1">ntext - </text:span><text:span text:style-name="T1">controller</text:span></text:p>
        </draw:rect>
        <draw:line draw:style-name="gr3" draw:text-style-name="P5" draw:layer="layout" svg:x1="5.1cm" svg:y1="2.7cm" svg:x2="5.1cm" svg:y2="2.4cm">
          <text:p/>
        </draw:line>
        <draw:rect draw:style-name="gr2" draw:text-style-name="P3" draw:layer="layout" svg:width="7.6cm" svg:height="3.6cm" svg:x="6cm" svg:y="3.4cm">
          <text:p/>
        </draw:rect>
        <draw:frame draw:style-name="gr14" draw:text-style-name="P14" draw:layer="layout" svg:width="2cm" svg:height="0.9cm" svg:x="5.9cm" svg:y="6.5cm">
          <draw:text-box>
            <text:p><text:span text:style-name="T2">view</text:span></text:p>
          </draw:text-box>
        </draw:frame>
        <draw:line draw:style-name="gr19" draw:text-style-name="P5" draw:layer="layout" svg:x1="5.1cm" svg:y1="4.1cm" svg:x2="6.3cm" svg:y2="4.1cm">
          <text:p/>
        </draw:line>
        <draw:rect draw:style-name="gr1" draw:text-style-name="P4" draw:layer="layout" svg:width="1.1cm" svg:height="2.5cm" svg:x="6.3cm" svg:y="3.9cm">
          <text:p text:style-name="P3"><text:span text:style-name="T1">1.</text:span></text:p>
          <text:p text:style-name="P3"><text:span text:style-name="T1">r</text:span></text:p>
          <text:p text:style-name="P3"><text:span text:style-name="T1">e</text:span></text:p>
          <text:p text:style-name="P3"><text:span text:style-name="T1">s</text:span></text:p>
          <text:p text:style-name="P3"><text:span text:style-name="T1">t</text:span></text:p>
          <text:p text:style-name="P3"><text:span text:style-name="T1">o</text:span></text:p>
          <text:p text:style-name="P3"><text:span text:style-name="T1">r</text:span></text:p>
          <text:p text:style-name="P3"><text:span text:style-name="T1">e</text:span></text:p>
          <text:p text:style-name="P3"><text:span text:style-name="T1"/></text:p>
          <text:p text:style-name="P3"><text:span text:style-name="T1">view</text:span></text:p>
        </draw:rect>
        <draw:rect draw:style-name="gr1" draw:text-style-name="P4" draw:layer="layout" svg:width="0.9cm" svg:height="2cm" svg:x="7.6cm" svg:y="4.4cm">
          <text:p text:style-name="P3"><text:span text:style-name="T1">2.</text:span></text:p>
          <text:p text:style-name="P3"><text:span text:style-name="T1">get</text:span></text:p>
          <text:p text:style-name="P3"><text:span text:style-name="T1">param</text:span></text:p>
        </draw:rect>
        <draw:rect draw:style-name="gr1" draw:text-style-name="P4" draw:layer="layout" svg:width="1cm" svg:height="2cm" svg:x="8.7cm" svg:y="4.4cm">
          <text:p text:style-name="P3"><text:span text:style-name="T1">3.</text:span></text:p>
          <text:p text:style-name="P3"><text:span text:style-name="T1">valida</text:span></text:p>
          <text:p text:style-name="P3"><text:span text:style-name="T1">tion</text:span></text:p>
        </draw:rect>
        <draw:rect draw:style-name="gr1" draw:text-style-name="P4" draw:layer="layout" svg:width="1cm" svg:height="1.6cm" svg:x="9.9cm" svg:y="4.8cm">
          <text:p text:style-name="P3"><text:span text:style-name="T1">4</text:span></text:p>
          <text:p text:style-name="P3"><text:span text:style-name="T1">save</text:span></text:p>
          <text:p text:style-name="P3"><text:span text:style-name="T1">param</text:span></text:p>
        </draw:rect>
        <draw:rect draw:style-name="gr1" draw:text-style-name="P4" draw:layer="layout" svg:width="0.9cm" svg:height="1.6cm" svg:x="11cm" svg:y="4.8cm">
          <text:p text:style-name="P3"><text:span text:style-name="T1">5.</text:span></text:p>
          <text:p text:style-name="P3"><text:span text:style-name="T1">execute</text:span></text:p>
        </draw:rect>
        <draw:rect draw:style-name="gr1" draw:text-style-name="P15" draw:layer="layout" svg:width="1.3cm" svg:height="2.5cm" svg:x="12.1cm" svg:y="3.9cm">
          <text:p text:style-name="P3"><text:span text:style-name="T2">6.</text:span></text:p>
          <text:p text:style-name="P3"><text:span text:style-name="T2">R</text:span></text:p>
          <text:p text:style-name="P3"><text:span text:style-name="T2">E</text:span></text:p>
          <text:p text:style-name="P3"><text:span text:style-name="T2">N</text:span></text:p>
          <text:p text:style-name="P3"><text:span text:style-name="T2">D</text:span></text:p>
          <text:p text:style-name="P3"><text:span text:style-name="T2">E</text:span></text:p>
          <text:p text:style-name="P3"><text:span text:style-name="T2">R</text:span></text:p>
        </draw:rect>
        <draw:line draw:style-name="gr19" draw:text-style-name="P5" draw:layer="layout" svg:x1="12.7cm" svg:y1="2.5cm" svg:x2="12.7cm" svg:y2="3.9cm">
          <text:p/>
        </draw:line>
        <draw:line draw:style-name="gr6" draw:text-style-name="P5" draw:layer="layout" svg:x1="12.8cm" svg:y1="6.4cm" svg:x2="12.8cm" svg:y2="8.1cm">
          <text:p/>
        </draw:line>
        <draw:line draw:style-name="gr6" draw:text-style-name="P5" draw:layer="layout" svg:x1="12.8cm" svg:y1="8cm" svg:x2="2.4cm" svg:y2="8cm">
          <text:p/>
        </draw:line>
        <draw:rect draw:style-name="gr1" draw:text-style-name="P4" draw:layer="layout" svg:width="1.4cm" svg:height="0.9cm" svg:x="4cm" svg:y="6.1cm">
          <text:p text:style-name="P3"><text:span text:style-name="T1">.jsf(xml)</text:span></text:p>
        </draw:rect>
        <draw:line draw:style-name="gr19" draw:text-style-name="P5" draw:layer="layout" svg:x1="5cm" svg:y1="6.4cm" svg:x2="6.6cm" svg:y2="5.5cm">
          <text:p/>
        </draw:line>
        <draw:ellipse draw:style-name="gr1" draw:text-style-name="P4" draw:layer="layout" svg:width="0.8cm" svg:height="0.3cm" svg:x="6.1cm" svg:y="1.8cm">
          <text:p text:style-name="P3"><text:span text:style-name="T1">tree</text:span></text:p>
        </draw:ellipse>
        <draw:ellipse draw:style-name="gr2" draw:text-style-name="P3" draw:layer="layout" svg:width="0.3cm" svg:height="0.2cm" svg:x="7cm" svg:y="2.2cm">
          <text:p/>
        </draw:ellipse>
        <draw:line draw:style-name="gr19" draw:text-style-name="P5" draw:layer="layout" svg:x1="7.2cm" svg:y1="3.9cm" svg:x2="7.2cm" svg:y2="2.3cm">
          <text:p/>
        </draw:line>
        <draw:line draw:style-name="gr23" draw:text-style-name="P5" draw:layer="layout" svg:x1="7.2cm" svg:y1="2.2cm" svg:x2="6.8cm" svg:y2="2cm">
          <text:p/>
        </draw:line>
        <draw:line draw:style-name="gr19" draw:text-style-name="P5" draw:layer="layout" svg:x1="7.4cm" svg:y1="4cm" svg:x2="12.1cm" svg:y2="4cm">
          <text:p/>
        </draw:line>
        <draw:line draw:style-name="gr23" draw:text-style-name="P5" draw:layer="layout" svg:x1="6.9cm" svg:y1="1.9cm" svg:x2="12.7cm" svg:y2="2.5cm">
          <text:p/>
        </draw:line>
        <draw:line draw:style-name="gr19" draw:text-style-name="P5" draw:layer="layout" svg:x1="9.7cm" svg:y1="4.4cm" svg:x2="12.1cm" svg:y2="4.4cm">
          <text:p/>
        </draw:line>
        <draw:ellipse draw:style-name="gr1" draw:text-style-name="P4" draw:layer="layout" svg:width="0.9cm" svg:height="0.5cm" svg:x="10.5cm" svg:y="2.4cm">
          <text:p text:style-name="P3"><text:span text:style-name="T1">message</text:span></text:p>
        </draw:ellipse>
        <draw:line draw:style-name="gr19" draw:text-style-name="P5" draw:layer="layout" svg:x1="9.6cm" svg:y1="4.4cm" svg:x2="10.6cm" svg:y2="2.8cm">
          <text:p/>
        </draw:line>
        <draw:line draw:style-name="gr19" draw:text-style-name="P5" draw:layer="layout" svg:x1="11.4cm" svg:y1="2.7cm" svg:x2="12.5cm" svg:y2="3.9cm">
          <text:p/>
        </draw:line>
        <draw:line draw:style-name="gr19" draw:text-style-name="P5" draw:layer="layout" svg:x1="9.9cm" svg:y1="4.8cm" svg:x2="6.6cm" svg:y2="2.1cm">
          <text:p/>
        </draw:line>
        <draw:custom-shape draw:style-name="gr24" draw:text-style-name="P3" draw:layer="layout" svg:width="1.1cm" svg:height="0.7cm" svg:x="10.8cm" svg:y="8.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5" draw:text-style-name="P3" draw:layer="layout" svg:x1="11.3cm" svg:y1="6.4cm" svg:x2="11.3cm" svg:y2="8.4cm">
          <text:p/>
        </draw:line>
      </draw:page>
      <draw:page draw:name="page5" draw:style-name="dp1" draw:master-page-name="Default">
        <draw:rect draw:style-name="gr1" draw:text-style-name="P4" draw:layer="layout" svg:width="1cm" svg:height="0.6cm" svg:x="2cm" svg:y="1.4cm">
          <text:p text:style-name="P3"><text:span text:style-name="T1">client</text:span></text:p>
        </draw:rect>
        <draw:rect draw:style-name="gr2" draw:text-style-name="P3" draw:layer="layout" svg:width="0.1cm" svg:height="7.5cm" svg:x="2.4cm" svg:y="2cm">
          <text:p/>
        </draw:rect>
        <draw:rect draw:style-name="gr1" draw:text-style-name="P4" draw:layer="layout" svg:width="1cm" svg:height="0.6cm" svg:x="4cm" svg:y="1.4cm">
          <text:p text:style-name="P3"><text:span text:style-name="T1">NGINX</text:span></text:p>
        </draw:rect>
        <draw:rect draw:style-name="gr2" draw:text-style-name="P3" draw:layer="layout" svg:width="0.1cm" svg:height="7.5cm" svg:x="4.4cm" svg:y="2cm">
          <text:p/>
        </draw:rect>
        <draw:rect draw:style-name="gr1" draw:text-style-name="P4" draw:layer="layout" svg:width="1.4cm" svg:height="0.8cm" svg:x="4.6cm" svg:y="2.4cm">
          <text:p text:style-name="P3"><text:span text:style-name="T1">Angular</text:span></text:p>
          <text:p text:style-name="P3"><text:span text:style-name="T1">App</text:span></text:p>
        </draw:rect>
        <draw:rect draw:style-name="gr1" draw:text-style-name="P15" draw:layer="layout" svg:width="0.8cm" svg:height="0.5cm" svg:x="4.9cm" svg:y="3.3cm">
          <text:p text:style-name="P3"><text:span text:style-name="T2">JS</text:span></text:p>
        </draw:rect>
        <draw:rect draw:style-name="gr1" draw:text-style-name="P4" draw:layer="layout" svg:width="1.2cm" svg:height="0.4cm" svg:x="5.7cm" svg:y="3cm">
          <text:p text:style-name="P3"><text:span text:style-name="T1">index.htm</text:span><text:span text:style-name="T1">l</text:span></text:p>
        </draw:rect>
        <draw:line draw:style-name="gr19" draw:text-style-name="P5" draw:layer="layout" svg:x1="5.7cm" svg:y1="3.1cm" svg:x2="2.5cm" svg:y2="3.1cm">
          <text:p/>
        </draw:line>
        <draw:line draw:style-name="gr19" draw:text-style-name="P5" draw:layer="layout" svg:x1="4.9cm" svg:y1="3.3cm" svg:x2="2.5cm" svg:y2="3.3cm">
          <text:p/>
        </draw:line>
        <draw:line draw:style-name="gr19" draw:text-style-name="P5" draw:layer="layout" svg:x1="4.9cm" svg:y1="3.4cm" svg:x2="2.5cm" svg:y2="3.4cm">
          <text:p/>
        </draw:line>
        <draw:line draw:style-name="gr19" draw:text-style-name="P5" draw:layer="layout" svg:x1="4.9cm" svg:y1="3.6cm" svg:x2="2.5cm" svg:y2="3.6cm">
          <text:p/>
        </draw:line>
        <draw:line draw:style-name="gr19" draw:text-style-name="P5" draw:layer="layout" svg:x1="4.9cm" svg:y1="3.8cm" svg:x2="2.5cm" svg:y2="3.8cm">
          <text:p/>
        </draw:line>
        <draw:line draw:style-name="gr19" draw:text-style-name="P5" draw:layer="layout" svg:x1="2.5cm" svg:y1="2.3cm" svg:x2="4.4cm" svg:y2="2.3cm">
          <text:p/>
        </draw:line>
        <draw:rect draw:style-name="gr1" draw:text-style-name="P4" draw:layer="layout" svg:width="1cm" svg:height="0.9cm" svg:x="5cm" svg:y="4.1cm">
          <text:p text:style-name="P3"><text:span text:style-name="T1">proxy</text:span></text:p>
        </draw:rect>
        <draw:line draw:style-name="gr19" draw:text-style-name="P5" draw:layer="layout" svg:x1="2.5cm" svg:y1="4.3cm" svg:x2="5cm" svg:y2="4.3cm">
          <text:p/>
        </draw:line>
        <draw:rect draw:style-name="gr1" draw:text-style-name="P15" draw:layer="layout" svg:width="0.4cm" svg:height="3.1cm" svg:x="3.7cm" svg:y="2.2cm">
          <text:p text:style-name="P3"><text:span text:style-name="T2">80</text:span></text:p>
        </draw:rect>
        <draw:rect draw:style-name="gr26" draw:text-style-name="P16" draw:layer="layout" svg:width="0.5cm" svg:height="1.3cm" svg:x="2.2cm" svg:y="4.1cm">
          <text:p text:style-name="P3"><text:span text:style-name="T1">js</text:span></text:p>
        </draw:rect>
        <draw:path draw:style-name="gr4" draw:text-style-name="P5" draw:layer="layout" svg:width="2.763cm" svg:height="1.984cm" svg:x="4.508cm" svg:y="1.995cm" svg:viewBox="0 0 2764 1985" svg:d="M1555 0c-157 10-295 82-454 91-166 10-319 88-484 121-164 33-330 72-484 136-209 88-105 307-121 469-15 151 15 305 61 453 51 165 129 321 242 454 114 133 278 222 469 227 160 4 313 9 468 30 162 22 308-45 454-91 158-50 301-135 468-181 169-47 331-148 424-318 80-145 163-298 166-468 3-181-73-354-181-484-113-137-323-145-454-257s-289-189-453-166h-137z">
          <text:p/>
        </draw:path>
        <draw:frame draw:style-name="gr7" draw:text-style-name="P7" draw:layer="layout" svg:width="1.7cm" svg:height="0.5cm" svg:x="7.2cm" svg:y="1.4cm">
          <draw:text-box>
            <text:p><text:span text:style-name="T1">front-end</text:span></text:p>
          </draw:text-box>
        </draw:frame>
        <draw:rect draw:style-name="gr1" draw:text-style-name="P4" draw:layer="layout" svg:width="1.1cm" svg:height="0.9cm" svg:x="7cm" svg:y="4.1cm">
          <text:p text:style-name="P3"><text:span text:style-name="T1">nodeJS</text:span></text:p>
        </draw:rect>
        <draw:line draw:style-name="gr19" draw:text-style-name="P5" draw:layer="layout" svg:x1="6cm" svg:y1="4.8cm" svg:x2="7cm" svg:y2="4.8cm">
          <text:p/>
        </draw:line>
        <draw:rect draw:style-name="gr27" draw:text-style-name="P17" draw:layer="layout" svg:width="1.4cm" svg:height="1cm" svg:x="7cm" svg:y="6cm">
          <text:p text:style-name="P3"><text:span text:style-name="T1">wildfly</text:span></text:p>
          <text:p text:style-name="P3"><text:span text:style-name="T1">localhost</text:span></text:p>
        </draw:rect>
        <draw:custom-shape draw:style-name="gr28" draw:text-style-name="P4" draw:layer="layout" svg:width="0.9cm" svg:height="0.8cm" svg:x="10cm" svg:y="4.2cm">
          <text:p text:style-name="P3"><text:span text:style-name="T1">ORAC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3" draw:layer="layout" svg:width="0.9cm" svg:height="0.9cm" svg:x="10cm" svg:y="5.5cm">
          <text:p text:style-name="P3">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 draw:text-style-name="P3" draw:layer="layout" svg:width="1cm" svg:height="0.9cm" svg:x="10cm" svg:y="7.1cm">
          <text:p text:style-name="P3">MQ</text:p>
        </draw:rect>
        <draw:line draw:style-name="gr19" draw:text-style-name="P5" draw:layer="layout" svg:x1="6cm" svg:y1="4.9cm" svg:x2="7cm" svg:y2="6.3cm">
          <text:p/>
        </draw:line>
        <draw:line draw:style-name="gr19" draw:text-style-name="P5" draw:layer="layout" svg:x1="8.4cm" svg:y1="6.2cm" svg:x2="10.1cm" svg:y2="4.6cm">
          <text:p/>
        </draw:line>
        <draw:line draw:style-name="gr19" draw:text-style-name="P5" draw:layer="layout" svg:x1="8.4cm" svg:y1="6.4cm" svg:x2="10cm" svg:y2="5.9cm">
          <text:p/>
        </draw:line>
        <draw:line draw:style-name="gr19" draw:text-style-name="P5" draw:layer="layout" svg:x1="8.4cm" svg:y1="6.7cm" svg:x2="10cm" svg:y2="7.5cm">
          <text:p/>
        </draw:line>
        <draw:line draw:style-name="gr19" draw:text-style-name="P5" draw:layer="layout" svg:x1="7cm" svg:y1="6.7cm" svg:x2="5.8cm" svg:y2="5cm">
          <text:p/>
        </draw:line>
        <draw:frame draw:style-name="gr9" draw:text-style-name="P7" draw:layer="layout" svg:width="1.2cm" svg:height="0.735cm" svg:x="5.836cm" svg:y="5.21cm">
          <draw:text-box>
            <text:p><text:span text:style-name="T1">XML</text:span></text:p>
            <text:p><text:span text:style-name="T1">JSON</text:span></text:p>
          </draw:text-box>
        </draw:frame>
        <draw:frame draw:style-name="gr29" draw:text-style-name="P7" draw:layer="layout" svg:width="1cm" svg:height="0.7cm" svg:x="1.7cm" svg:y="3.7cm">
          <draw:text-box>
            <text:p><text:span text:style-name="T1">SPA</text:span></text:p>
          </draw:text-box>
        </draw:frame>
        <draw:path draw:style-name="gr4" draw:text-style-name="P5" draw:layer="layout" svg:width="6.06cm" svg:height="5.306cm" svg:x="6.213cm" svg:y="3.165cm" svg:viewBox="0 0 6061 5307" svg:d="M2949 10c-142 138-329 215-514 287-163 63-322 68-484 106-159 37-324 31-484 75-170 47-347 79-499 167-157 91-324 172-453 302-134 136-193 321-242 499-43 156-107 309-136 469-30 166-73 329-91 499-16 150-52 300-45 453 7 160-18 325 30 484 48 158 113 312 212 454 123 175 275 319 423 468 140 141 326 232 499 333 165 96 346 166 529 227 204 68 407 117 605 211 141 67 296 118 453 136 166 19 317 67 484 76 156 8 315-12 469 15 202 35 403 33 605 30 175-3 359 33 529-45 165-76 357-120 484-257 138-149 246-327 332-514 77-168 192-321 242-499 49-172 128-338 151-514 20-155 0-313 0-469 0-162 30-326 0-484-34-179-78-358-136-529-57-168-161-321-196-499-34-172-97-339-167-499-83-189-239-335-408-438-164-100-345-174-529-227-167-48-353 0-514-60-182-69-362-35-529-136-146-89-322-157-499-121h-136z">
          <text:p/>
        </draw:path>
        <draw:frame draw:style-name="gr16" draw:text-style-name="P7" draw:layer="layout" svg:width="2.1cm" svg:height="0.8cm" svg:x="10.3cm" svg:y="2.2cm">
          <draw:text-box>
            <text:p><text:span text:style-name="T1">back-end</text:span></text:p>
          </draw:text-box>
        </draw:frame>
        <draw:line draw:style-name="gr4" draw:text-style-name="P5" draw:layer="layout" svg:x1="6.9cm" svg:y1="2.5cm" svg:x2="7.4cm" svg:y2="1.8cm">
          <text:p/>
        </draw:line>
        <draw:line draw:style-name="gr4" draw:text-style-name="P5" draw:layer="layout" svg:x1="7.4cm" svg:y1="1.8cm" svg:x2="8.3cm" svg:y2="1.8cm">
          <text:p/>
        </draw:line>
        <draw:line draw:style-name="gr4" draw:text-style-name="P5" draw:layer="layout" svg:x1="9.8cm" svg:y1="3.7cm" svg:x2="10.5cm" svg:y2="2.6cm">
          <text:p/>
        </draw:line>
        <draw:line draw:style-name="gr4" draw:text-style-name="P5" draw:layer="layout" svg:x1="10.5cm" svg:y1="2.6cm" svg:x2="11.5cm" svg:y2="2.6cm">
          <text:p/>
        </draw:line>
      </draw:page>
      <draw:page draw:name="page6" draw:style-name="dp1" draw:master-page-name="Default">
        <draw:frame draw:style-name="gr17" draw:text-style-name="P12" draw:layer="layout" svg:width="3.3cm" svg:height="1cm" svg:x="6.546cm" svg:y="0.985cm">
          <draw:text-box>
            <text:p>EJB 3.2</text:p>
          </draw:text-box>
        </draw:frame>
        <draw:line draw:style-name="gr4" draw:text-style-name="P11" draw:layer="layout" svg:x1="6cm" svg:y1="1.5cm" svg:x2="7.5cm" svg:y2="1.5cm">
          <text:p/>
        </draw:line>
        <draw:line draw:style-name="gr19" draw:text-style-name="P11" draw:layer="layout" svg:x1="6cm" svg:y1="1.5cm" svg:x2="3.8cm" svg:y2="2.4cm">
          <text:p/>
        </draw:line>
        <draw:line draw:style-name="gr19" draw:text-style-name="P11" draw:layer="layout" svg:x1="7.3cm" svg:y1="1.5cm" svg:x2="7.3cm" svg:y2="2.4cm">
          <text:p/>
        </draw:line>
        <draw:frame draw:style-name="gr17" draw:text-style-name="P12" draw:layer="layout" svg:width="3.2cm" svg:height="1cm" svg:x="2.6cm" svg:y="2.4cm">
          <draw:text-box>
            <text:p>Session Bean</text:p>
          </draw:text-box>
        </draw:frame>
        <draw:frame draw:style-name="gr30" draw:text-style-name="P12" draw:layer="layout" svg:width="3.6cm" svg:height="1.1cm" svg:x="6.2cm" svg:y="2.3cm">
          <draw:text-box>
            <text:p>MDB(Message Driven Bean)</text:p>
          </draw:text-box>
        </draw:frame>
        <draw:line draw:style-name="gr4" draw:text-style-name="P11" draw:layer="layout" svg:x1="7.5cm" svg:y1="1.5cm" svg:x2="9cm" svg:y2="1.5cm">
          <text:p/>
        </draw:line>
        <draw:line draw:style-name="gr31" draw:text-style-name="P11" draw:layer="layout" svg:x1="9cm" svg:y1="1.5cm" svg:x2="12.2cm" svg:y2="2.4cm">
          <text:p/>
        </draw:line>
        <draw:frame draw:style-name="gr16" draw:text-style-name="P12" draw:layer="layout" svg:width="2.4cm" svg:height="0.8cm" svg:x="11.5cm" svg:y="2.4cm">
          <draw:text-box>
            <text:p>Entity</text:p>
          </draw:text-box>
        </draw:frame>
        <draw:frame draw:style-name="gr32" draw:text-style-name="P12" draw:layer="layout" svg:width="3.6cm" svg:height="5.5cm" svg:x="2.5cm" svg:y="2.9cm">
          <draw:text-box>
            <text:p>- Stateless(no session)</text:p>
            <text:p>- Statefull(session)</text:p>
            <text:p>- Singleton(no session, <text:s text:c="5"/>only one bean for jvm)</text:p>
          </draw:text-box>
        </draw:frame>
        <draw:line draw:style-name="gr19" draw:text-style-name="P11" draw:layer="layout" svg:x1="7.2cm" svg:y1="3.1cm" svg:x2="5.8cm" svg:y2="5cm">
          <text:p/>
        </draw:line>
        <draw:frame draw:style-name="gr30" draw:text-style-name="P12" draw:layer="layout" svg:width="2.5cm" svg:height="1.1cm" svg:x="5cm" svg:y="5cm">
          <draw:text-box>
            <text:p>Queue</text:p>
          </draw:text-box>
        </draw:frame>
        <draw:line draw:style-name="gr4" draw:text-style-name="P11" draw:layer="layout" svg:x1="2.9cm" svg:y1="2.8cm" svg:x2="4.6cm" svg:y2="2.8cm">
          <text:p/>
        </draw:line>
        <draw:line draw:style-name="gr4" draw:text-style-name="P11" draw:layer="layout" svg:x1="6.5cm" svg:y1="2.7cm" svg:x2="9.3cm" svg:y2="2.7cm">
          <text:p/>
        </draw:line>
        <draw:line draw:style-name="gr4" draw:text-style-name="P11" draw:layer="layout" svg:x1="6.5cm" svg:y1="3.1cm" svg:x2="9.3cm" svg:y2="3.1cm">
          <text:p/>
        </draw:line>
        <draw:line draw:style-name="gr19" draw:text-style-name="P11" draw:layer="layout" svg:x1="7.2cm" svg:y1="3.1cm" svg:x2="8.5cm" svg:y2="5cm">
          <text:p/>
        </draw:line>
        <draw:frame draw:style-name="gr29" draw:text-style-name="P12" draw:layer="layout" svg:width="1.7cm" svg:height="0.7cm" svg:x="7.8cm" svg:y="5cm">
          <draw:text-box>
            <text:p>Topic</text:p>
          </draw:text-box>
        </draw:frame>
        <draw:frame draw:style-name="gr30" draw:text-style-name="P12" draw:layer="layout" svg:width="2.7cm" svg:height="1.1cm" svg:x="11.6cm" svg:y="3cm">
          <draw:text-box>
            <text:p>JPA</text:p>
            <text:p>- Hibernate</text:p>
          </draw:text-box>
        </draw:frame>
      </draw:page>
      <draw:page draw:name="page7" draw:style-name="dp1" draw:master-page-name="Default">
        <draw:rect draw:style-name="gr2" draw:text-style-name="P1" draw:layer="layout" svg:width="2.3cm" svg:height="3.1cm" svg:x="11.5cm" svg:y="1cm">
          <text:p/>
        </draw:rect>
        <draw:custom-shape draw:style-name="gr28" draw:text-style-name="P1" draw:layer="layout" svg:width="0.8cm" svg:height="2cm" svg:x="13cm" svg:y="1.9cm">
          <text:p text:style-name="P1">pg</text:p>
          <text:p text:style-name="P1">5432</text:p>
          <text:p text:style-name="P1">tes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 draw:layer="layout" svg:width="0.8cm" svg:height="1.8cm" svg:x="13cm" svg:y="5.2cm">
          <text:p text:style-name="P1">oracl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 draw:text-style-name="P1" draw:layer="layout" svg:width="6cm" svg:height="0.6cm" svg:x="4cm" svg:y="8.9cm">
          <text:p text:style-name="P1">jvm</text:p>
        </draw:rect>
        <draw:rect draw:style-name="gr2" draw:text-style-name="P1" draw:layer="layout" svg:width="8cm" svg:height="4.4cm" svg:x="2.8cm" svg:y="4.5cm">
          <text:p/>
        </draw:rect>
        <draw:line draw:style-name="gr4" draw:text-style-name="P11" draw:layer="layout" svg:x1="5.5cm" svg:y1="5.2cm" svg:x2="5.5cm" svg:y2="8.7cm">
          <text:p/>
        </draw:line>
        <draw:frame draw:style-name="gr12" draw:text-style-name="P12" draw:layer="layout" svg:width="5.7cm" svg:height="2.795cm" svg:x="5.4cm" svg:y="6.1cm">
          <draw:text-box>
            <text:p>/org/postgresql/</text:p>
            <text:p><text:s text:c="23"/>/main/postresql.jar</text:p>
            <text:p><text:s text:c="32"/>/module.xml</text:p>
            <text:p/>
            <text:p>/com/oracle/</text:p>
            <text:p><text:s text:c="18"/>/main/ojdbc8.jar</text:p>
            <text:p><text:s text:c="27"/>/module.xml</text:p>
            <text:p/>
          </draw:text-box>
        </draw:frame>
        <draw:frame draw:style-name="gr16" draw:text-style-name="P12" draw:layer="layout" svg:width="8cm" svg:height="0.8cm" svg:x="3.1cm" svg:y="4.7cm">
          <draw:text-box>
            <text:p>wildfly .../modules/system... JEE</text:p>
          </draw:text-box>
        </draw:frame>
        <draw:frame draw:style-name="gr10" draw:text-style-name="P12" draw:layer="layout" svg:width="2.5cm" svg:height="0.887cm" svg:x="11.3cm" svg:y="0.9cm">
          <draw:text-box>
            <text:p>192.168.56.200</text:p>
            <text:p>or localhost</text:p>
          </draw:text-box>
        </draw:frame>
        <draw:custom-shape draw:style-name="gr33" draw:text-style-name="P1" draw:layer="layout" svg:width="1.6cm" svg:height="2.9cm" svg:x="9.2cm" svg:y="1.6cm">
          <text:p text:style-name="P1">JDBC</text:p>
          <draw:enhanced-geometry svg:viewBox="0 0 21600 21600" draw:type="rectangle" draw:enhanced-path="M 0 0 L 21600 0 21600 21600 0 21600 0 0 Z N"/>
        </draw:custom-shape>
        <draw:custom-shape draw:style-name="gr34" draw:text-style-name="P1" draw:layer="layout" svg:width="0.9cm" svg:height="0.9cm" svg:x="9.5cm" svg:y="1.7cm">
          <text:p text:style-name="P1">poo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1" draw:layer="layout" svg:x1="8.9cm" svg:y1="6.6cm" svg:x2="9.8cm" svg:y2="2.5cm">
          <text:p/>
        </draw:line>
        <draw:line draw:style-name="gr19" draw:text-style-name="P11" draw:layer="layout" svg:x1="10.3cm" svg:y1="2.3cm" svg:x2="13.2cm" svg:y2="2.5cm">
          <text:p/>
        </draw:line>
        <draw:custom-shape draw:style-name="gr35" draw:text-style-name="P1" draw:layer="layout" svg:width="8.1cm" svg:height="1cm" svg:x="2.7cm" svg:y="0.6cm">
          <text:p text:style-name="P18">JNDI</text:p>
          <draw:enhanced-geometry svg:viewBox="0 0 21600 21600" draw:type="rectangle" draw:enhanced-path="M 0 0 L 21600 0 21600 21600 0 21600 0 0 Z N"/>
        </draw:custom-shape>
        <draw:frame draw:style-name="gr22" draw:text-style-name="P12" draw:layer="layout" svg:width="4.2cm" svg:height="0.569cm" svg:x="6.5cm" svg:y="0.8cm">
          <draw:text-box>
            <text:p>Java:/jdbc/testpg</text:p>
          </draw:text-box>
        </draw:frame>
        <draw:line draw:style-name="gr19" draw:text-style-name="P11" draw:layer="layout" svg:x1="9.9cm" svg:y1="1.9cm" svg:x2="8.3cm" svg:y2="1.2cm">
          <text:p/>
        </draw:line>
        <draw:custom-shape draw:style-name="gr36" draw:text-style-name="P1" draw:layer="layout" svg:width="1.4cm" svg:height="2.9cm" svg:x="7.8cm" svg:y="1.6cm">
          <text:p text:style-name="P1">JPA</text:p>
          <draw:enhanced-geometry svg:viewBox="0 0 21600 21600" draw:type="rectangle" draw:enhanced-path="M 0 0 L 21600 0 21600 21600 0 21600 0 0 Z N"/>
        </draw:custom-shape>
      </draw:page>
      <draw:page draw:name="page8" draw:style-name="dp1" draw:master-page-name="Default">
        <draw:custom-shape draw:style-name="gr37" draw:text-style-name="P1" draw:layer="layout" svg:width="1.2cm" svg:height="2.9cm" svg:x="13cm" svg:y="3cm">
          <text:p text:style-name="P1">PG</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 draw:layer="layout" svg:width="1.4cm" svg:height="3.9cm" svg:x="10.6cm" svg:y="2.2cm">
          <text:p text:style-name="P1">JDBC</text:p>
          <draw:enhanced-geometry svg:viewBox="0 0 21600 21600" draw:type="rectangle" draw:enhanced-path="M 0 0 L 21600 0 21600 21600 0 21600 0 0 Z N"/>
        </draw:custom-shape>
        <draw:line draw:style-name="gr6" draw:text-style-name="P11" draw:layer="layout" svg:x1="11.8cm" svg:y1="4.3cm" svg:x2="13.6cm" svg:y2="4.3cm">
          <text:p/>
        </draw:line>
        <draw:custom-shape draw:style-name="gr39" draw:text-style-name="P1" draw:layer="layout" svg:width="8.1cm" svg:height="6cm" svg:x="2cm" svg:y="2cm">
          <text:p/>
          <draw:enhanced-geometry svg:viewBox="0 0 21600 21600" draw:type="rectangle" draw:enhanced-path="M 0 0 L 21600 0 21600 21600 0 21600 0 0 Z N"/>
        </draw:custom-shape>
        <draw:frame draw:style-name="gr16" draw:text-style-name="P12" draw:layer="layout" svg:width="1.6cm" svg:height="0.8cm" svg:x="2.1cm" svg:y="2.1cm">
          <draw:text-box>
            <text:p>App1</text:p>
          </draw:text-box>
        </draw:frame>
        <draw:custom-shape draw:style-name="gr40" draw:text-style-name="P1" draw:layer="layout" svg:width="4.4cm" svg:height="5.4cm" svg:x="5.596cm" svg:y="2.2cm">
          <text:p/>
          <draw:enhanced-geometry svg:viewBox="0 0 21600 21600" draw:type="rectangle" draw:enhanced-path="M 0 0 L 21600 0 21600 21600 0 21600 0 0 Z N"/>
        </draw:custom-shape>
        <draw:frame draw:style-name="gr14" draw:text-style-name="P12" draw:layer="layout" svg:width="2.3cm" svg:height="0.9cm" svg:x="5.4cm" svg:y="2.3cm">
          <draw:text-box>
            <text:p>ModelDB</text:p>
            <text:p>JPA module</text:p>
          </draw:text-box>
        </draw:frame>
        <draw:custom-shape draw:style-name="gr41" draw:text-style-name="P1" draw:layer="layout" svg:width="2.6cm" svg:height="1cm" svg:x="7.2cm" svg:y="2.4cm">
          <text:p text:style-name="P1">persistence.xml</text:p>
          <draw:enhanced-geometry svg:viewBox="0 0 21600 21600" draw:type="rectangle" draw:enhanced-path="M 0 0 L 21600 0 21600 21600 0 21600 0 0 Z N"/>
        </draw:custom-shape>
        <draw:line draw:style-name="gr6" draw:text-style-name="P11" draw:layer="layout" svg:x1="8.4cm" svg:y1="4.1cm" svg:x2="8.4cm" svg:y2="3.1cm">
          <text:p/>
        </draw:line>
        <draw:custom-shape draw:style-name="gr42" draw:text-style-name="P1" draw:layer="layout" svg:width="2.6cm" svg:height="0.8cm" svg:x="7.2cm" svg:y="4.1cm">
          <text:p text:style-name="P1">Unit</text:p>
          <text:p text:style-name="P1">ModelPG</text:p>
          <draw:enhanced-geometry svg:viewBox="0 0 21600 21600" draw:type="rectangle" draw:enhanced-path="M 0 0 L 21600 0 21600 21600 0 21600 0 0 Z N"/>
        </draw:custom-shape>
        <draw:frame draw:style-name="gr43" draw:text-style-name="P12" draw:layer="layout" svg:width="1.1cm" svg:height="2.2cm" svg:x="8.4cm" svg:y="3.3cm">
          <draw:text-box>
            <text:p>1</text:p>
            <text:p>*</text:p>
          </draw:text-box>
        </draw:frame>
        <draw:line draw:style-name="gr19" draw:text-style-name="P11" draw:layer="layout" svg:x1="9.3cm" svg:y1="4.5cm" svg:x2="11.2cm" svg:y2="4.5cm">
          <text:p/>
        </draw:line>
        <draw:custom-shape draw:style-name="gr44" draw:text-style-name="P1" draw:layer="layout" svg:width="3.2cm" svg:height="4.9cm" svg:x="2.1cm" svg:y="2.7cm">
          <text:p text:style-name="P1"/>
          <draw:enhanced-geometry svg:viewBox="0 0 21600 21600" draw:type="rectangle" draw:enhanced-path="M 0 0 L 21600 0 21600 21600 0 21600 0 0 Z N"/>
        </draw:custom-shape>
        <draw:frame draw:style-name="gr45" draw:text-style-name="P12" draw:layer="layout" svg:width="2cm" svg:height="1.2cm" svg:x="2cm" svg:y="2.8cm">
          <draw:text-box>
            <text:p>Model</text:p>
          </draw:text-box>
        </draw:frame>
        <draw:custom-shape draw:style-name="gr46" draw:text-style-name="P1" draw:layer="layout" svg:width="2cm" svg:height="2.3cm" svg:x="2.2cm" svg:y="3.4cm">
          <text:p text:style-name="P1">Singleton</text:p>
          <draw:enhanced-geometry svg:viewBox="0 0 21600 21600" draw:type="rectangle" draw:enhanced-path="M 0 0 L 21600 0 21600 21600 0 21600 0 0 Z N"/>
        </draw:custom-shape>
        <draw:custom-shape draw:style-name="gr47" draw:text-style-name="P1" draw:layer="layout" svg:width="1.9cm" svg:height="0.6cm" svg:x="2.6cm" svg:y="4.8cm">
          <text:p/>
          <draw:enhanced-geometry svg:viewBox="0 0 21600 21600" draw:type="rectangle" draw:enhanced-path="M 0 0 L 21600 0 21600 21600 0 21600 0 0 Z N"/>
        </draw:custom-shape>
        <draw:custom-shape draw:style-name="gr48" draw:text-style-name="P1" draw:layer="layout" svg:width="0.6cm" svg:height="0.6cm" svg:x="3.8cm" svg:y="4.8cm">
          <text:p text:style-name="P1">em</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1" draw:layer="layout" svg:x1="7.3cm" svg:y1="4.7cm" svg:x2="4.4cm" svg:y2="5.1cm">
          <text:p/>
        </draw:line>
        <draw:custom-shape draw:style-name="gr49" draw:text-style-name="P1" draw:layer="layout" svg:width="1.9cm" svg:height="1.1cm" svg:x="5cm" svg:y="4.3cm">
          <text:p text:style-name="P1">EntityManager</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tr" fo:country="T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2" svg:stroke-color="#000000" draw:fill="none" draw:fill-gradient-name="Gradient_20_7" draw:fill-hatch-name="Hatch_20_1" draw:fill-image-name="Bitmape_20_1" draw:fill-image-width="0cm" draw:fill-image-height="0cm"/>
      <style:text-properties fo:font-size="6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4.8cm" fo:page-height="1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afur Hayytbayev</meta:initial-creator>
    <meta:creation-date>2020-05-19T13:56:02.30</meta:creation-date>
    <dc:date>2020-05-23T13:15:41.119808964</dc:date>
    <meta:editing-duration>PT18H4M50S</meta:editing-duration>
    <meta:editing-cycles>5</meta:editing-cycles>
    <meta:generator>LibreOffice/6.0.7.3$Linux_X86_64 LibreOffice_project/00m0$Build-3</meta:generator>
    <meta:document-statistic meta:object-count="206"/>
  </office:meta>
</office:document-meta>
</file>